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mple of Eternity</text:p>
      <text:p text:style-name="P2"/>
      <text:p text:style-name="P2"/>
      <text:p text:style-name="P2">soul bind = on victim?</text:p>
      <text:p text:style-name="P2">misdirection <text:s/>= on sneaky bad guy</text:p>
      <text:p text:style-name="P2">programmed image = demon taunts in temple</text:p>
      <text:p text:style-name="P2"/>
      <text:p text:style-name="P2">kathleen = victim of priests sacrifice</text:p>
      <text:p text:style-name="P2">robert = true name of 'the adversary'</text:p>
      <text:p text:style-name="P2">high priest of zeus = backstabber, must be level 17 for soul bind, won't have many spells for fight</text:p>
      <text:p text:style-name="P2">carl (cowardly carl) = a monk in the service of zeus, in the chapel of zeus</text:p>
      <text:p text:style-name="P2"/>
      <text:p text:style-name="P2"/>
      <text:p text:style-name="P2"/>
      <text:p text:style-name="P2">plot summary:</text:p>
      <text:p text:style-name="P2">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2"/>
      <text:p text:style-name="P2"/>
      <text:p text:style-name="P2">The temple of eternity:</text:p>
      <text:p text:style-name="P2">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2"/>
      <text:p text:style-name="P2">chapel of zeus:</text:p>
      <text:p text:style-name="P2">adventurers start out at the chapel of zeus to find the priest of zeus. Chapel is almost completely deserted. There are no (few?) enemies to fight here but there will be useful clues/items to prepare them for the temple. </text:p>
      <text:p text:style-name="P2"/>
      <text:p text:style-name="P2">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2"/>
      <text:p text:style-name="P2">goals:</text:p>
      <text:p text:style-name="P2">Campaign has 3 main sections and stages within it. </text:p>
      <text:p text:style-name="P2">1. rescue of the priest of zeus: this is a fairly easy simple section. There are few enemies, and the priest himself can be rescued by disrupting the symbol of pain being used to torture him.</text:p>
      <text:p text:style-name="P2"/>
      <text:p text:style-name="P2">2. eliminating the adversary: the adversary will immediately appear upon rescue of the priest. The <text:soft-page-break/>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2"/>
      <text:p text:style-name="P2">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2"/>
      <text:p text:style-name="P2">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2"/>
      <text:p text:style-name="P2">soul absorption: the priest knows a spell that allows him to absorb the souls of others. It takes him 15 minutes to cast this spell. Spell is interrupted if the person is raised/resurrected while he is doing this. It is impossible to rez someone after this has been done to them. Players will have chance to learn it though it is a level 9 spell.</text:p>
      <text:p text:style-name="P2"/>
      <text:p text:style-name="P2">sleeping:</text:p>
      <text:p text:style-name="P2">sleeping is not allowed within the temple. Players will be 'advised' not to sleep here. Players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donkyhotay</dc:creator>
    <dc:date>2008-11-10T23:32:29</dc:date>
    <meta:editing-cycles>18</meta:editing-cycles>
    <meta:editing-duration>PT9H16M39S</meta:editing-duration>
    <meta:user-defined meta:name="Info 1"/>
    <meta:user-defined meta:name="Info 2"/>
    <meta:user-defined meta:name="Info 3"/>
    <meta:user-defined meta:name="Info 4"/>
    <meta:document-statistic meta:table-count="0" meta:image-count="0" meta:object-count="0" meta:page-count="2" meta:paragraph-count="24" meta:word-count="697" meta:character-count="4061"/>
  </office:meta>
</office:document-meta>
</file>